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2FBFC33AF1D.png" manifest:media-type="image/png"/>
  <manifest:file-entry manifest:full-path="Pictures/100000000000043800000780B54C8A61.png" manifest:media-type="image/png"/>
  <manifest:file-entry manifest:full-path="Pictures/10000000000004380000078000F0BD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0.16cm" svg:height="17.983cm" svg:x="0.316cm" svg:y="0.365cm">
          <draw:image xlink:href="Pictures/10000000000004380000078000F0BD86.png" xlink:type="simple" xlink:show="embed" xlink:actuate="onLoad">
            <text:p/>
          </draw:image>
        </draw:frame>
        <draw:frame draw:style-name="gr2" draw:text-style-name="P1" draw:layer="layout" svg:width="10.16cm" svg:height="17.983cm" svg:x="5.188cm" svg:y="2.117cm">
          <draw:image xlink:href="Pictures/100000000000043800000780B54C8A61.png" xlink:type="simple" xlink:show="embed" xlink:actuate="onLoad">
            <text:p/>
          </draw:image>
        </draw:frame>
        <draw:frame draw:style-name="gr1" draw:text-style-name="P1" draw:layer="layout" svg:width="15.189cm" svg:height="15.138cm" svg:x="12.117cm" svg:y="5.015cm">
          <draw:image xlink:href="Pictures/10000000000002FC000002FBFC33AF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21:43:37.030275812</meta:creation-date>
    <dc:date>2018-11-25T22:16:14.459380499</dc:date>
    <meta:editing-duration>PT26M7S</meta:editing-duration>
    <meta:editing-cycles>3</meta:editing-cycles>
    <meta:generator>LibreOffice/4.2.8.2$Linux_X86_64 LibreOffice_project/420m0$Build-2</meta:generator>
    <meta:document-statistic meta:object-count="26"/>
  </office:meta>
</office:document-meta>
</file>